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d 2 EC2 instances:<text:line-break/> <text:s text:c="2"/></text:p>
      <text:p text:style-name="Standard"/>
      <text:p text:style-name="Standard">EC2 – Linux Server:<text:line-break/>Public IPv4: <text:a xlink:type="simple" xlink:href="http://13.124.188.182/" text:style-name="Default_20_Style" text:visited-style-name="Default_20_Style"><text:span text:style-name="T1">http://13.124.188.182</text:span></text:a></text:p>
      <text:p text:style-name="Standard">Installed: Nginx</text:p>
      <text:p text:style-name="Standard">Created: Web Page “Hello World”<text:line-break/>Allowed: SSH and ping </text:p>
      <text:p text:style-name="Standard"/>
      <text:p text:style-name="Standard">EC2 – Windows Server:</text:p>
      <text:p text:style-name="Standard">Public IPv4: <text:a xlink:type="simple" xlink:href="http://15.164.234.239/" text:style-name="Default_20_Style" text:visited-style-name="Default_20_Style"><text:span text:style-name="T1">http://15.164.234.239</text:span></text:a></text:p>
      <text:p text:style-name="Standard">Enabled: RDP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fo:font-style="italic" style:font-style-asian="italic" style:font-style-complex="italic"/>
    </style:style>
    <style:style style:name="Index" style:family="paragraph" style:parent-style-name="Standard" style:default-outline-level="" style:class="index">
      <style:text-properties fo:language="zxx" fo:country="none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1T15:47:35.626000000</dc:date>
    <meta:editing-duration>PT9S</meta:editing-duration>
    <meta:editing-cycles>1</meta:editing-cycles>
    <meta:document-statistic meta:table-count="0" meta:image-count="0" meta:object-count="0" meta:page-count="1" meta:paragraph-count="7" meta:word-count="29" meta:character-count="220" meta:non-whitespace-character-count="190"/>
    <meta:generator>LibreOffice/7.2.5.2$Windows_X86_64 LibreOffice_project/499f9727c189e6ef3471021d6132d4c694f357e5</meta:generator>
  </office:meta>
</office:document-meta>
</file>